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6A30000385581857C70.svm"/>
  <manifest:file-entry manifest:media-type="" manifest:full-path="Pictures/20000007000016A3000014926C6602E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*****************************************************************************/</text:p>
      <text:p text:style-name="Standard">/***************************Name:- Divesh Uttamchandani***************************/</text:p>
      <text:p text:style-name="Standard">/***************************Class :- XII <text:s/>A <text:s text:c="26"/>***************************/</text:p>
      <text:p text:style-name="Standard">/***************************Date <text:s/>:- 07 July 2014 <text:s text:c="15"/>***************************/</text:p>
      <text:p text:style-name="Standard">/***************************Q-1) <text:s/>:- Complex Numbers <text:s text:c="5"/>***************************/</text:p>
      <text:p text:style-name="Standard">/*******************************************************************************/</text:p>
      <text:p text:style-name="Standard"/>
      <text:p text:style-name="Standard">#include&lt;iostream.h&gt;</text:p>
      <text:p text:style-name="Standard">#include&lt;conio.h&gt;</text:p>
      <text:p text:style-name="Standard">#include&lt;ctype.h&gt;</text:p>
      <text:p text:style-name="Standard">#include&lt;process.h&gt;</text:p>
      <text:p text:style-name="Standard"/>
      <text:p text:style-name="Standard">///////////////////////////////////////////// Declaration &amp; Definition of Class ////////////////////////////////////////////////</text:p>
      <text:p text:style-name="Standard">class complex</text:p>
      <text:p text:style-name="Standard">{</text:p>
      <text:p text:style-name="Standard">private:</text:p>
      <text:p text:style-name="Standard"><text:s text:c="2"/>float <text:s text:c="2"/>r;</text:p>
      <text:p text:style-name="Standard"><text:s text:c="2"/>float <text:s text:c="2"/>i;</text:p>
      <text:p text:style-name="Standard"/>
      <text:p text:style-name="Standard">public:</text:p>
      <text:p text:style-name="Standard"><text:s text:c="2"/>void<text:tab/>enter <text:s text:c="3"/>();</text:p>
      <text:p text:style-name="Standard"><text:s text:c="2"/>void<text:tab/>display ();</text:p>
      <text:p text:style-name="Standard"/>
      <text:p text:style-name="Standard"><text:s text:c="2"/>void<text:tab/>add_e <text:s/>(complex c1,complex c2);</text:p>
      <text:p text:style-name="Standard"><text:s text:c="2"/>complex<text:tab/>add_i <text:s text:c="2"/>(complex c);</text:p>
      <text:p text:style-name="Standard"/>
      <text:p text:style-name="Standard"><text:s text:c="2"/>void<text:tab/>mul_e <text:s/>(complex c1,complex c2);</text:p>
      <text:p text:style-name="Standard"><text:s text:c="2"/>complex<text:tab/>mul_i <text:s text:c="2"/>(complex temp);</text:p>
      <text:p text:style-name="Standard"/>
      <text:p text:style-name="Standard"><text:s text:c="2"/>void<text:tab/>sub_e <text:s/>(complex c1,complex c2);</text:p>
      <text:p text:style-name="Standard"><text:s text:c="2"/>complex<text:tab/>sub_i <text:s text:c="2"/>(complex temp);</text:p>
      <text:p text:style-name="Standard">};</text:p>
      <text:p text:style-name="Standard"/>
      <text:p text:style-name="Standard"/>
      <text:p text:style-name="Standard">//______________________________________________________________________________//</text:p>
      <text:p text:style-name="Standard">void complex::enter()</text:p>
      <text:p text:style-name="Standard">{</text:p>
      <text:p text:style-name="Standard"><text:s/>cout&lt;&lt;"Enter Real Part\t\t"; <text:s text:c="5"/>cin&gt;&gt;r;</text:p>
      <text:p text:style-name="Standard"><text:s/>cout&lt;&lt;"Enter Imaginary Part\t"; cin&gt;&gt;i;</text:p>
      <text:p text:style-name="Standard">}</text:p>
      <text:p text:style-name="Standard">//............................................................................................................................................................//</text:p>
      <text:p text:style-name="Standard">void complex::display()</text:p>
      <text:p text:style-name="Standard">{</text:p>
      <text:p text:style-name="Standard"><text:s/>cout&lt;&lt;r;</text:p>
      <text:p text:style-name="Standard"><text:s/>if(i&gt;=0)cout&lt;&lt;"+";</text:p>
      <text:p text:style-name="Standard"><text:s/>cout &lt;&lt;i&lt;&lt;"i";</text:p>
      <text:p text:style-name="Standard">}</text:p>
      <text:p text:style-name="Standard">//______________________________________________________________________________//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//______________________________________________________________________________//</text:p>
      <text:p text:style-name="Standard">void complex::add_e(complex c1,complex c2)</text:p>
      <text:p text:style-name="Standard">{</text:p>
      <text:p text:style-name="Standard"><text:s text:c="4"/>r=c1.r+c2.r;</text:p>
      <text:p text:style-name="Standard"><text:s text:c="4"/>i=c1.i+c2.i;</text:p>
      <text:p text:style-name="Standard">}</text:p>
      <text:p text:style-name="Standard">//............................................................................................................................................................//</text:p>
      <text:p text:style-name="Standard">complex complex::add_i(complex c)</text:p>
      <text:p text:style-name="Standard">{</text:p>
      <text:p text:style-name="Standard"><text:s/>complex temp;</text:p>
      <text:p text:style-name="Standard"><text:s/>temp.r=r+c.r;</text:p>
      <text:p text:style-name="Standard"><text:s/>temp.i=i+c.i;</text:p>
      <text:p text:style-name="Standard"><text:s/>return temp;</text:p>
      <text:p text:style-name="Standard">}</text:p>
      <text:p text:style-name="Standard">//______________________________________________________________________________//</text:p>
      <text:p text:style-name="Standard">void complex::mul_e(complex c1,complex c2)</text:p>
      <text:p text:style-name="Standard">{</text:p>
      <text:p text:style-name="Standard"><text:s text:c="4"/>r=c1.r*c2.r-c1.i*c2.i;</text:p>
      <text:p text:style-name="Standard"><text:s text:c="4"/>i=c1.r*c2.i+c1.i*c2.r;</text:p>
      <text:p text:style-name="Standard">}</text:p>
      <text:p text:style-name="Standard">//............................................................................................................................................................//</text:p>
      <text:p text:style-name="Standard">complex complex::mul_i(complex c)</text:p>
      <text:p text:style-name="Standard">{</text:p>
      <text:p text:style-name="Standard"><text:s/>complex temp;</text:p>
      <text:p text:style-name="Standard"><text:s/>temp.r=r*c.r-i*c.i;</text:p>
      <text:p text:style-name="Standard"><text:s/>temp.i=r*c.i+i*c.r;</text:p>
      <text:p text:style-name="Standard"><text:s/>return temp;</text:p>
      <text:p text:style-name="Standard">}</text:p>
      <text:p text:style-name="Standard">//______________________________________________________________________________//</text:p>
      <text:p text:style-name="Standard">void complex::sub_e(complex c1,complex c2)</text:p>
      <text:p text:style-name="Standard">{</text:p>
      <text:p text:style-name="Standard"><text:s text:c="4"/>r=c1.r-c2.r;</text:p>
      <text:p text:style-name="Standard"><text:s text:c="4"/>i=c1.i-c2.i;</text:p>
      <text:p text:style-name="Standard">}</text:p>
      <text:p text:style-name="Standard">//............................................................................................................................................................//</text:p>
      <text:p text:style-name="Standard">complex complex::sub_i(complex c)</text:p>
      <text:p text:style-name="Standard">{</text:p>
      <text:p text:style-name="Standard"><text:s/>complex temp;</text:p>
      <text:p text:style-name="Standard"><text:s/>temp.r=r-c.r;</text:p>
      <text:p text:style-name="Standard"><text:s/>temp.i=i-c.i;</text:p>
      <text:p text:style-name="Standard"><text:s/>return temp;</text:p>
      <text:p text:style-name="Standard">}</text:p>
      <text:p text:style-name="Standard">//______________________________________________________________________________//</text:p>
      <text:p text:style-name="Standard">//////////////////////////////////////////////////// <text:s/>End Of Class Defination /////////////////////////////////////////////////////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//**********************************Void Main()**********************************//</text:p>
      <text:p text:style-name="Standard">void main()</text:p>
      <text:p text:style-name="Standard">{</text:p>
      <text:p text:style-name="Standard"><text:s text:c="2"/>clrscr();</text:p>
      <text:p text:style-name="Standard"><text:s text:c="2"/>int ch;</text:p>
      <text:p text:style-name="Standard"><text:s text:c="2"/>complex c1,c2,r;</text:p>
      <text:p text:style-name="Standard"><text:s text:c="2"/></text:p>
      <text:p text:style-name="Standard"><text:s text:c="2"/>cout&lt;&lt;"Enter First Number\n"; <text:s text:c="12"/>c1.enter();</text:p>
      <text:p text:style-name="Standard"><text:s text:c="2"/>cout&lt;&lt;"\nEnter Second Number\n"; <text:s text:c="5"/>c2.enter();</text:p>
      <text:p text:style-name="Standard"/>
      <text:p text:style-name="Standard"><text:s text:c="2"/>do</text:p>
      <text:p text:style-name="Standard"><text:s text:c="2"/>{</text:p>
      <text:p text:style-name="Standard"><text:s text:c="3"/>cout&lt;&lt;"\n\nMain Menu\n"</text:p>
      <text:p text:style-name="Standard"><text:tab/> <text:s/>&lt;&lt;"\n1)\tAdd"</text:p>
      <text:p text:style-name="Standard"><text:tab/> <text:s/>&lt;&lt;"\n2)\tMultiply"</text:p>
      <text:p text:style-name="Standard"><text:tab/> <text:s/>&lt;&lt;"\n3)\tSubtract"</text:p>
      <text:p text:style-name="Standard"><text:s text:c="14"/>&lt;&lt;"\n4)\tExit"</text:p>
      <text:p text:style-name="Standard"><text:s text:c="14"/>&lt;&lt;"\n\nEnter Choice..."; <text:s text:c="3"/>cin&gt;&gt;ch;</text:p>
      <text:p text:style-name="Standard"><text:s text:c="6"/>switch(ch)</text:p>
      <text:p text:style-name="Standard"><text:s text:c="6"/>{</text:p>
      <text:p text:style-name="Standard"><text:s text:c="6"/>case 1:</text:p>
      <text:p text:style-name="Standard"><text:tab/>r.add_e(c1,c2); <text:s text:c="10"/>//explicit call</text:p>
      <text:p text:style-name="Standard"><text:tab/>r.display();</text:p>
      <text:p text:style-name="Standard"><text:tab/>cout&lt;&lt;"\n";</text:p>
      <text:p text:style-name="Standard"><text:tab/>r=c1.add_i(c2); <text:s text:c="10"/>//implicit call</text:p>
      <text:p text:style-name="Standard"><text:tab/>r.display();</text:p>
      <text:p text:style-name="Standard"><text:tab/>break;</text:p>
      <text:p text:style-name="Standard"><text:s text:c="6"/>case 2:</text:p>
      <text:p text:style-name="Standard"><text:tab/>r.mul_e(c1,c2); <text:s text:c="10"/>//explicit call</text:p>
      <text:p text:style-name="Standard"><text:tab/>r.display();</text:p>
      <text:p text:style-name="Standard"><text:tab/>cout&lt;&lt;"\n";</text:p>
      <text:p text:style-name="Standard"><text:tab/>r=c1.mul_i(c2); <text:s text:c="10"/>//implicit call</text:p>
      <text:p text:style-name="Standard"><text:tab/>r.display();</text:p>
      <text:p text:style-name="Standard"><text:tab/>break;</text:p>
      <text:p text:style-name="Standard"><text:s text:c="6"/>case 3:</text:p>
      <text:p text:style-name="Standard"><text:tab/>r.sub_e(c1,c2); <text:s text:c="10"/>//explicit call</text:p>
      <text:p text:style-name="Standard"><text:tab/>r.display();</text:p>
      <text:p text:style-name="Standard"><text:tab/>cout&lt;&lt;"\n";</text:p>
      <text:p text:style-name="Standard"><text:tab/>r=c1.sub_i(c2); <text:s text:c="10"/>//implicit call</text:p>
      <text:p text:style-name="Standard"><text:tab/>r.display();</text:p>
      <text:p text:style-name="Standard"><text:tab/>break;</text:p>
      <text:p text:style-name="Standard"><text:s text:c="6"/>case 4:</text:p>
      <text:p text:style-name="Standard"><text:tab/>exit(0);</text:p>
      <text:p text:style-name="Standard"><text:tab/>break;</text:p>
      <text:p text:style-name="Standard"><text:s text:c="6"/>default:</text:p>
      <text:p text:style-name="Standard"><text:tab/>cout&lt;&lt;"Invalid Choice";</text:p>
      <text:p text:style-name="Standard"><text:s text:c="6"/>}</text:p>
      <text:p text:style-name="Standard"><text:s text:c="2"/>cout&lt;&lt;"\n\nPress 'Y' to Continue...";</text:p>
      <text:p text:style-name="Standard"><text:s text:c="2"/>}while(toupper(getche())=='Y');</text:p>
      <text:p text:style-name="Standard">}</text:p>
      <text:p text:style-name="Standard">//********************************End Of Main***********************************//</text:p>
      <text:p text:style-name="P1"><draw:frame draw:style-name="fr1" draw:name="graphics1" text:anchor-type="paragraph" svg:x="5.604cm" svg:y="1cm" svg:width="5.794cm" svg:height="14.422cm" draw:z-index="0"><draw:image xlink:href="Pictures/20000007000016A30000385581857C70.svm" xlink:type="simple" xlink:show="embed" xlink:actuate="onLoad"/></draw:frame><draw:frame draw:style-name="fr1" draw:name="graphics2" text:anchor-type="paragraph" svg:x="5.604cm" svg:y="15.42cm" svg:width="5.794cm" svg:height="5.265cm" draw:z-index="1"><draw:image xlink:href="Pictures/20000007000016A3000014926C6602EF.svm" xlink:type="simple" xlink:show="embed" xlink:actuate="onLoad"/></draw:frame><text:soft-page-break/>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sh </meta:initial-creator>
    <meta:creation-date>2014-07-14T14:22:51.32</meta:creation-date>
    <dc:date>2014-07-14T19:56:40.49</dc:date>
    <dc:creator>Divesh </dc:creator>
    <meta:editing-duration>PT29M50S</meta:editing-duration>
    <meta:editing-cycles>3</meta:editing-cycles>
    <meta:generator>OpenOffice/4.0.0$Win32 OpenOffice.org_project/400m3$Build-9702</meta:generator>
    <meta:document-statistic meta:table-count="0" meta:image-count="2" meta:object-count="0" meta:page-count="4" meta:paragraph-count="135" meta:word-count="253" meta:character-count="4086"/>
  </office:meta>
</office:document-meta>
</file>